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7" style:family="table-cell" style:parent-style-name="Default" style:data-style-name="N2">
      <style:table-cell-properties fo:background-color="#bbe33d"/>
    </style:style>
    <style:style style:name="ce8" style:family="table-cell" style:parent-style-name="Default" style:data-style-name="N2">
      <style:table-cell-properties fo:background-color="#ff4000"/>
    </style:style>
    <style:style style:name="ce12" style:family="table-cell" style:parent-style-name="Default" style:data-style-name="N110"/>
    <style:style style:name="ce10" style:family="table-cell" style:parent-style-name="Default" style:data-style-name="N110">
      <style:table-cell-properties fo:background-color="#bbe33d"/>
    </style:style>
    <style:style style:name="ce11" style:family="table-cell" style:parent-style-name="Default" style:data-style-name="N110">
      <style:table-cell-properties fo:background-color="#ff4000"/>
    </style:style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5.437cm" svg:y="0.473cm">
            <draw:object draw:notify-on-update-of-ranges="Sheet1.B4:Sheet1.B26 Sheet1.C4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491cm" svg:y="14.813cm">
            <draw:object draw:notify-on-update-of-ranges="Sheet1.B4:Sheet1.B26 Sheet1.E4:Sheet1.E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6.01cm" svg:height="9.009cm" svg:x="31.892cm" svg:y="14.686cm">
            <draw:object draw:notify-on-update-of-ranges="Sheet1.C4:Sheet1.C26 Sheet1.D4:Sheet1.D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.999cm" svg:height="8.999cm" svg:x="32.014cm" svg:y="23.634cm">
            <draw:object draw:notify-on-update-of-ranges="Sheet1.C4:Sheet1.C13 Sheet1.D4:Sheet1.D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7cm" svg:height="9.005cm" svg:x="31.36cm" svg:y="0.478cm">
            <draw:object draw:notify-on-update-of-ranges="Sheet1.B4:Sheet1.B26 Sheet1.D4:Sheet1.D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2"/>
        <table:table-column table:style-name="co1" table:default-cell-style-name="ce4"/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Zasilanie</text:p>
          </table:table-cell>
          <table:table-cell table:style-name="ce1" office:value-type="string" calcext:value-type="string" table:number-columns-spanned="2" table:number-rows-spanned="1">
            <text:p>A</text:p>
          </table:table-cell>
          <table:covered-table-cell/>
          <table:table-cell table:style-name="ce5"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sa [g]</text:p>
          </table:table-cell>
          <table:table-cell table:style-name="ce2" office:value-type="string" calcext:value-type="string">
            <text:p>Vxy [mV]</text:p>
          </table:table-cell>
          <table:table-cell table:number-columns-repeated="2" office:value-type="string" calcext:value-type="string">
            <text:p>Vamp [V]</text:p>
          </table:table-cell>
          <table:table-cell office:value-type="string" calcext:value-type="string">
            <text:p>Vamp/Vxy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" office:value-type="float" office:value="2.76" calcext:value-type="float">
            <text:p>2,76</text:p>
          </table:table-cell>
          <table:table-cell table:style-name="ce10" office:value-type="float" office:value="2.5249" calcext:value-type="float">
            <text:p>2,5249</text:p>
          </table:table-cell>
          <table:table-cell office:value-type="float" office:value="5.418" calcext:value-type="float">
            <text:p>5,418</text:p>
          </table:table-cell>
          <table:table-cell table:formula="of:=[.D4]/[.C4]" office:value-type="float" office:value="0.91481884057971" calcext:value-type="float">
            <text:p>0,9148188405797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2.8" calcext:value-type="float">
            <text:p>2,80</text:p>
          </table:table-cell>
          <table:table-cell table:style-name="ce10" office:value-type="float" office:value="2.554" calcext:value-type="float">
            <text:p>2,5540</text:p>
          </table:table-cell>
          <table:table-cell office:value-type="float" office:value="5.499" calcext:value-type="float">
            <text:p>5,499</text:p>
          </table:table-cell>
          <table:table-cell table:formula="of:=[.D5]/[.C5]" office:value-type="float" office:value="0.912142857142857" calcext:value-type="float">
            <text:p>0,91214285714285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2.85" calcext:value-type="float">
            <text:p>2,85</text:p>
          </table:table-cell>
          <table:table-cell table:style-name="ce10" office:value-type="float" office:value="2.5825" calcext:value-type="float">
            <text:p>2,5825</text:p>
          </table:table-cell>
          <table:table-cell office:value-type="float" office:value="5.569" calcext:value-type="float">
            <text:p>5,569</text:p>
          </table:table-cell>
          <table:table-cell table:formula="of:=[.D6]/[.C6]" office:value-type="float" office:value="0.906140350877193" calcext:value-type="float">
            <text:p>0,90614035087719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2.89" calcext:value-type="float">
            <text:p>2,89</text:p>
          </table:table-cell>
          <table:table-cell table:style-name="ce10" office:value-type="float" office:value="2.6111" calcext:value-type="float">
            <text:p>2,6111</text:p>
          </table:table-cell>
          <table:table-cell office:value-type="float" office:value="5.647" calcext:value-type="float">
            <text:p>5,647</text:p>
          </table:table-cell>
          <table:table-cell table:formula="of:=[.D7]/[.C7]" office:value-type="float" office:value="0.903494809688581" calcext:value-type="float">
            <text:p>0,90349480968858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.93" calcext:value-type="float">
            <text:p>2,93</text:p>
          </table:table-cell>
          <table:table-cell table:style-name="ce10" office:value-type="float" office:value="2.6405" calcext:value-type="float">
            <text:p>2,6405</text:p>
          </table:table-cell>
          <table:table-cell office:value-type="float" office:value="5.721" calcext:value-type="float">
            <text:p>5,721</text:p>
          </table:table-cell>
          <table:table-cell table:formula="of:=[.D8]/[.C8]" office:value-type="float" office:value="0.901194539249147" calcext:value-type="float">
            <text:p>0,90119453924914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.02" calcext:value-type="float">
            <text:p>3,02</text:p>
          </table:table-cell>
          <table:table-cell table:style-name="ce10" office:value-type="float" office:value="2.6976" calcext:value-type="float">
            <text:p>2,6976</text:p>
          </table:table-cell>
          <table:table-cell office:value-type="float" office:value="5.867" calcext:value-type="float">
            <text:p>5,867</text:p>
          </table:table-cell>
          <table:table-cell table:formula="of:=[.D9]/[.C9]" office:value-type="float" office:value="0.893245033112583" calcext:value-type="float">
            <text:p>0,8932450331125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" office:value-type="float" office:value="3.11" calcext:value-type="float">
            <text:p>3,11</text:p>
          </table:table-cell>
          <table:table-cell table:style-name="ce10" office:value-type="float" office:value="2.7524" calcext:value-type="float">
            <text:p>2,7524</text:p>
          </table:table-cell>
          <table:table-cell office:value-type="float" office:value="6.015" calcext:value-type="float">
            <text:p>6,015</text:p>
          </table:table-cell>
          <table:table-cell table:formula="of:=[.D10]/[.C10]" office:value-type="float" office:value="0.885016077170418" calcext:value-type="float">
            <text:p>0,8850160771704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7" office:value-type="float" office:value="3.2" calcext:value-type="float">
            <text:p>3,20</text:p>
          </table:table-cell>
          <table:table-cell table:style-name="ce10" office:value-type="float" office:value="2.8071" calcext:value-type="float">
            <text:p>2,8071</text:p>
          </table:table-cell>
          <table:table-cell office:value-type="float" office:value="6.165" calcext:value-type="float">
            <text:p>6,165</text:p>
          </table:table-cell>
          <table:table-cell table:formula="of:=[.D11]/[.C11]" office:value-type="float" office:value="0.87721875" calcext:value-type="float">
            <text:p>0,877218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7" office:value-type="float" office:value="3.28" calcext:value-type="float">
            <text:p>3,28</text:p>
          </table:table-cell>
          <table:table-cell table:style-name="ce10" office:value-type="float" office:value="2.8595" calcext:value-type="float">
            <text:p>2,8595</text:p>
          </table:table-cell>
          <table:table-cell office:value-type="float" office:value="6.311" calcext:value-type="float">
            <text:p>6,311</text:p>
          </table:table-cell>
          <table:table-cell table:formula="of:=[.D12]/[.C12]" office:value-type="float" office:value="0.871798780487805" calcext:value-type="float">
            <text:p>0,8717987804878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7" office:value-type="float" office:value="3.37" calcext:value-type="float">
            <text:p>3,37</text:p>
          </table:table-cell>
          <table:table-cell table:style-name="ce10" office:value-type="float" office:value="2.9062" calcext:value-type="float">
            <text:p>2,9062</text:p>
          </table:table-cell>
          <table:table-cell office:value-type="float" office:value="6.462" calcext:value-type="float">
            <text:p>6,462</text:p>
          </table:table-cell>
          <table:table-cell table:formula="of:=[.D13]/[.C13]" office:value-type="float" office:value="0.862373887240356" calcext:value-type="float">
            <text:p>0,8623738872403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8" office:value-type="float" office:value="3.46" calcext:value-type="float">
            <text:p>3,46</text:p>
          </table:table-cell>
          <table:table-cell table:style-name="ce11" office:value-type="float" office:value="2.9193" calcext:value-type="float">
            <text:p>2,9193</text:p>
          </table:table-cell>
          <table:table-cell office:value-type="float" office:value="6.604" calcext:value-type="float">
            <text:p>6,604</text:p>
          </table:table-cell>
          <table:table-cell table:formula="of:=[.D14]/[.C14]" office:value-type="float" office:value="0.843728323699422" calcext:value-type="float">
            <text:p>0,8437283236994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" office:value-type="float" office:value="3.55" calcext:value-type="float">
            <text:p>3,55</text:p>
          </table:table-cell>
          <table:table-cell table:style-name="ce11" office:value-type="float" office:value="2.921" calcext:value-type="float">
            <text:p>2,9210</text:p>
          </table:table-cell>
          <table:table-cell office:value-type="float" office:value="6.758" calcext:value-type="float">
            <text:p>6,758</text:p>
          </table:table-cell>
          <table:table-cell table:formula="of:=[.D15]/[.C15]" office:value-type="float" office:value="0.822816901408451" calcext:value-type="float">
            <text:p>0,8228169014084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8" office:value-type="float" office:value="3.63" calcext:value-type="float">
            <text:p>3,63</text:p>
          </table:table-cell>
          <table:table-cell table:style-name="ce11" office:value-type="float" office:value="2.9225" calcext:value-type="float">
            <text:p>2,9225</text:p>
          </table:table-cell>
          <table:table-cell office:value-type="float" office:value="6.898" calcext:value-type="float">
            <text:p>6,898</text:p>
          </table:table-cell>
          <table:table-cell table:formula="of:=[.D16]/[.C16]" office:value-type="float" office:value="0.805096418732783" calcext:value-type="float">
            <text:p>0,8050964187327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8" office:value-type="float" office:value="3.72" calcext:value-type="float">
            <text:p>3,72</text:p>
          </table:table-cell>
          <table:table-cell table:style-name="ce11" office:value-type="float" office:value="2.9241" calcext:value-type="float">
            <text:p>2,9241</text:p>
          </table:table-cell>
          <table:table-cell office:value-type="float" office:value="7.053" calcext:value-type="float">
            <text:p>7,053</text:p>
          </table:table-cell>
          <table:table-cell table:formula="of:=[.D17]/[.C17]" office:value-type="float" office:value="0.786048387096774" calcext:value-type="float">
            <text:p>0,78604838709677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8" office:value-type="float" office:value="3.81" calcext:value-type="float">
            <text:p>3,81</text:p>
          </table:table-cell>
          <table:table-cell table:style-name="ce11" office:value-type="float" office:value="2.9257" calcext:value-type="float">
            <text:p>2,9257</text:p>
          </table:table-cell>
          <table:table-cell office:value-type="float" office:value="7.198" calcext:value-type="float">
            <text:p>7,198</text:p>
          </table:table-cell>
          <table:table-cell table:formula="of:=[.D18]/[.C18]" office:value-type="float" office:value="0.767900262467192" calcext:value-type="float">
            <text:p>0,7679002624671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8" office:value-type="float" office:value="3.9" calcext:value-type="float">
            <text:p>3,90</text:p>
          </table:table-cell>
          <table:table-cell table:style-name="ce11" office:value-type="float" office:value="2.9272" calcext:value-type="float">
            <text:p>2,9272</text:p>
          </table:table-cell>
          <table:table-cell office:value-type="float" office:value="7.347" calcext:value-type="float">
            <text:p>7,347</text:p>
          </table:table-cell>
          <table:table-cell table:formula="of:=[.D19]/[.C19]" office:value-type="float" office:value="0.750564102564103" calcext:value-type="float">
            <text:p>0,75056410256410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8" office:value-type="float" office:value="3.98" calcext:value-type="float">
            <text:p>3,98</text:p>
          </table:table-cell>
          <table:table-cell table:style-name="ce11" office:value-type="float" office:value="2.9288" calcext:value-type="float">
            <text:p>2,9288</text:p>
          </table:table-cell>
          <table:table-cell office:value-type="float" office:value="7.497" calcext:value-type="float">
            <text:p>7,497</text:p>
          </table:table-cell>
          <table:table-cell table:formula="of:=[.D20]/[.C20]" office:value-type="float" office:value="0.735879396984925" calcext:value-type="float">
            <text:p>0,7358793969849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8" office:value-type="float" office:value="4.07" calcext:value-type="float">
            <text:p>4,07</text:p>
          </table:table-cell>
          <table:table-cell table:style-name="ce11" office:value-type="float" office:value="2.9304" calcext:value-type="float">
            <text:p>2,9304</text:p>
          </table:table-cell>
          <table:table-cell office:value-type="float" office:value="7.538" calcext:value-type="float">
            <text:p>7,538</text:p>
          </table:table-cell>
          <table:table-cell table:formula="of:=[.D21]/[.C21]" office:value-type="float" office:value="0.72" calcext:value-type="float">
            <text:p>0,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8" office:value-type="float" office:value="4.16" calcext:value-type="float">
            <text:p>4,16</text:p>
          </table:table-cell>
          <table:table-cell table:style-name="ce11" office:value-type="float" office:value="2.9319" calcext:value-type="float">
            <text:p>2,9319</text:p>
          </table:table-cell>
          <table:table-cell office:value-type="float" office:value="7.791" calcext:value-type="float">
            <text:p>7,791</text:p>
          </table:table-cell>
          <table:table-cell table:formula="of:=[.D22]/[.C22]" office:value-type="float" office:value="0.704783653846154" calcext:value-type="float">
            <text:p>0,7047836538461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8" office:value-type="float" office:value="4.25" calcext:value-type="float">
            <text:p>4,25</text:p>
          </table:table-cell>
          <table:table-cell table:style-name="ce11" office:value-type="float" office:value="2.9334" calcext:value-type="float">
            <text:p>2,9334</text:p>
          </table:table-cell>
          <table:table-cell office:value-type="float" office:value="7.942" calcext:value-type="float">
            <text:p>7,942</text:p>
          </table:table-cell>
          <table:table-cell table:formula="of:=[.D23]/[.C23]" office:value-type="float" office:value="0.690211764705882" calcext:value-type="float">
            <text:p>0,690211764705882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_amp</text:p>
          </table:table-cell>
          <table:table-cell office:value-type="string" calcext:value-type="string">
            <text:p>b_amp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8" office:value-type="float" office:value="4.33" calcext:value-type="float">
            <text:p>4,33</text:p>
          </table:table-cell>
          <table:table-cell table:style-name="ce11" office:value-type="float" office:value="2.9349" calcext:value-type="float">
            <text:p>2,9349</text:p>
          </table:table-cell>
          <table:table-cell office:value-type="float" office:value="8.091" calcext:value-type="float">
            <text:p>8,091</text:p>
          </table:table-cell>
          <table:table-cell table:formula="of:=[.D24]/[.C24]" office:value-type="float" office:value="0.677806004618938" calcext:value-type="float">
            <text:p>0,677806004618938</text:p>
          </table:table-cell>
          <table:table-cell table:number-columns-repeated="2"/>
          <table:table-cell office:value-type="string" calcext:value-type="string">
            <text:p>val</text:p>
          </table:table-cell>
          <table:table-cell table:number-matrix-columns-spanned="2" table:number-matrix-rows-spanned="5" table:formula="of:=LINEST([.C4:.C26];[.B4:.B26];1;1)" office:value-type="float" office:value="0.0087497573792222" calcext:value-type="float">
            <text:p>0,008749757379222</text:p>
          </table:table-cell>
          <table:table-cell office:value-type="float" office:value="2.75871801548039" calcext:value-type="float">
            <text:p>2,75871801548039</text:p>
          </table:table-cell>
          <table:table-cell table:number-matrix-columns-spanned="2" table:number-matrix-rows-spanned="5" table:formula="of:=LINEST([.D4:.D13];[.B4:.B13];1;1)" office:value-type="float" office:value="0.00550104761904762" calcext:value-type="float">
            <text:p>0,005501047619048</text:p>
          </table:table-cell>
          <table:table-cell office:value-type="float" office:value="2.52854857142857" calcext:value-type="float">
            <text:p>2,52854857142857</text:p>
          </table:table-cell>
          <table:table-cell/>
          <table:table-cell office:value-type="string" calcext:value-type="string">
            <text:p>val</text:p>
          </table:table-cell>
          <table:table-cell table:number-matrix-columns-spanned="2" table:number-matrix-rows-spanned="5" table:formula="of:=LINEST([.D4:.D13];[.B4:.B13];1;1)" office:value-type="float" office:value="0.00550104761904762" calcext:value-type="float">
            <text:p>0,005501047619048</text:p>
          </table:table-cell>
          <table:table-cell office:value-type="float" office:value="2.52854857142857" calcext:value-type="float">
            <text:p>2,52854857142857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8" office:value-type="float" office:value="4.42" calcext:value-type="float">
            <text:p>4,42</text:p>
          </table:table-cell>
          <table:table-cell table:style-name="ce11" office:value-type="float" office:value="2.9365" calcext:value-type="float">
            <text:p>2,9365</text:p>
          </table:table-cell>
          <table:table-cell office:value-type="float" office:value="8.242" calcext:value-type="float">
            <text:p>8,242</text:p>
          </table:table-cell>
          <table:table-cell table:formula="of:=[.D25]/[.C25]" office:value-type="float" office:value="0.664366515837104" calcext:value-type="float">
            <text:p>0,664366515837104</text:p>
          </table:table-cell>
          <table:table-cell table:number-columns-repeated="2"/>
          <table:table-cell office:value-type="string" calcext:value-type="string">
            <text:p>err</text:p>
          </table:table-cell>
          <table:table-cell office:value-type="float" office:value="0.000009221018650515" calcext:value-type="float">
            <text:p>9,221018650515E-06</text:p>
          </table:table-cell>
          <table:table-cell office:value-type="float" office:value="0.00103049289341665" calcext:value-type="float">
            <text:p>0,001030492893417</text:p>
          </table:table-cell>
          <table:table-cell office:value-type="float" office:value="0.0000537122487793449" calcext:value-type="float">
            <text:p>5,37122487793449E-05</text:p>
          </table:table-cell>
          <table:table-cell office:value-type="float" office:value="0.00202759292715064" calcext:value-type="float">
            <text:p>0,002027592927151</text:p>
          </table:table-cell>
          <table:table-cell/>
          <table:table-cell office:value-type="string" calcext:value-type="string">
            <text:p>err</text:p>
          </table:table-cell>
          <table:table-cell office:value-type="float" office:value="0.0000537122487793449" calcext:value-type="float">
            <text:p>5,37122487793449E-05</text:p>
          </table:table-cell>
          <table:table-cell office:value-type="float" office:value="0.00202759292715064" calcext:value-type="float">
            <text:p>0,00202759292715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8" office:value-type="float" office:value="4.51" calcext:value-type="float">
            <text:p>4,51</text:p>
          </table:table-cell>
          <table:table-cell table:style-name="ce11" office:value-type="float" office:value="2.938" calcext:value-type="float">
            <text:p>2,9380</text:p>
          </table:table-cell>
          <table:table-cell office:value-type="float" office:value="8.388" calcext:value-type="float">
            <text:p>8,388</text:p>
          </table:table-cell>
          <table:table-cell table:formula="of:=[.D26]/[.C26]" office:value-type="float" office:value="0.651441241685144" calcext:value-type="float">
            <text:p>0,651441241685144</text:p>
          </table:table-cell>
          <table:table-cell table:number-columns-repeated="3"/>
          <table:table-cell office:value-type="float" office:value="0.999976677508404" calcext:value-type="float">
            <text:p>0,999976677508404</text:p>
          </table:table-cell>
          <table:table-cell office:value-type="float" office:value="0.00279446015736863" calcext:value-type="float">
            <text:p>0,002794460157369</text:p>
          </table:table-cell>
          <table:table-cell office:value-type="float" office:value="0.99923789511576" calcext:value-type="float">
            <text:p>0,99923789511576</text:p>
          </table:table-cell>
          <table:table-cell office:value-type="float" office:value="0.0038918221647327" calcext:value-type="float">
            <text:p>0,003891822164733</text:p>
          </table:table-cell>
          <table:table-cell table:number-columns-repeated="2"/>
          <table:table-cell office:value-type="float" office:value="0.99923789511576" calcext:value-type="float">
            <text:p>0,99923789511576</text:p>
          </table:table-cell>
          <table:table-cell office:value-type="float" office:value="0.0038918221647327" calcext:value-type="float">
            <text:p>0,003891822164733</text:p>
          </table:table-cell>
        </table:table-row>
        <table:table-row table:style-name="ro1">
          <table:table-cell table:number-columns-repeated="9"/>
          <table:table-cell office:value-type="float" office:value="900397.375703324" calcext:value-type="float">
            <text:p>900397,375703324</text:p>
          </table:table-cell>
          <table:table-cell office:value-type="float" office:value="21" calcext:value-type="float">
            <text:p>21</text:p>
          </table:table-cell>
          <table:table-cell office:value-type="float" office:value="10489.2427882849" calcext:value-type="float">
            <text:p>10489,242788284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489.2427882849" calcext:value-type="float">
            <text:p>10489,24278828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office:value-type="float" office:value="7.03120992388449" calcext:value-type="float">
            <text:p>7,03120992388449</text:p>
          </table:table-cell>
          <table:table-cell office:value-type="float" office:value="0.000163989158993535" calcext:value-type="float">
            <text:p>0,000163989158994</text:p>
          </table:table-cell>
          <table:table-cell office:value-type="float" office:value="0.158873005761905" calcext:value-type="float">
            <text:p>0,158873005761905</text:p>
          </table:table-cell>
          <table:table-cell office:value-type="float" office:value="0.000121170238095238" calcext:value-type="float">
            <text:p>0,000121170238095</text:p>
          </table:table-cell>
          <table:table-cell table:number-columns-repeated="2"/>
          <table:table-cell office:value-type="float" office:value="0.158873005761905" calcext:value-type="float">
            <text:p>0,158873005761905</text:p>
          </table:table-cell>
          <table:table-cell office:value-type="float" office:value="0.000121170238095238" calcext:value-type="float">
            <text:p>0,00012117023809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Rab</text:p>
          </table:table-cell>
          <table:table-cell office:value-type="float" office:value="1.0557" calcext:value-type="float">
            <text:p>1,055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ax</text:p>
          </table:table-cell>
          <table:table-cell office:value-type="float" office:value="0.8069" calcext:value-type="float">
            <text:p>0,8069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ay</text:p>
          </table:table-cell>
          <table:table-cell office:value-type="float" office:value="0.8064" calcext:value-type="float">
            <text:p>0,806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bx</text:p>
          </table:table-cell>
          <table:table-cell office:value-type="float" office:value="0.7471" calcext:value-type="float">
            <text:p>0,747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by</text:p>
          </table:table-cell>
          <table:table-cell office:value-type="float" office:value="0.7478" calcext:value-type="float">
            <text:p>0,747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Uzas</text:p>
          </table:table-cell>
          <table:table-cell office:value-type="float" office:value="5.0571" calcext:value-type="float">
            <text:p>5,057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Uxy</text:p>
          </table:table-cell>
          <table:table-cell office:value-type="float" office:value="0.00276" calcext:value-type="float">
            <text:p>0,00276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Uxy obliczone</text:p>
          </table:table-cell>
          <table:table-cell table:formula="of:=[.C35]*([.C31]+[.C34]-[.C32]-[.C33])/(2*[.C30])" office:value-type="float" office:value="0.00287416879795391" calcext:value-type="float">
            <text:p>0,002874168797954</text:p>
          </table:table-cell>
          <table:table-cell table:number-columns-repeated="14"/>
        </table:table-row>
        <table:table-row table:style-name="ro1" table:number-rows-repeated="17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val</text:p>
          </table:table-cell>
          <table:table-cell table:number-matrix-columns-spanned="2" table:number-matrix-rows-spanned="5" table:formula="of:=LINEST([.E4:.E26];[.B4:.B26];1;1)" office:value-type="float" office:value="0.0147546239969702" calcext:value-type="float">
            <text:p>0,01475462399697</text:p>
          </table:table-cell>
          <table:table-cell office:value-type="float" office:value="5.42353030984449" calcext:value-type="float">
            <text:p>5,4235303098444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err</text:p>
          </table:table-cell>
          <table:table-cell office:value-type="float" office:value="0.000074602693929228" calcext:value-type="float">
            <text:p>7,4602693929228E-05</text:p>
          </table:table-cell>
          <table:table-cell office:value-type="float" office:value="0.00833720750792683" calcext:value-type="float">
            <text:p>0,00833720750792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999463414511242" calcext:value-type="float">
            <text:p>0,999463414511242</text:p>
          </table:table-cell>
          <table:table-cell office:value-type="float" office:value="0.0226085927942409" calcext:value-type="float">
            <text:p>0,02260859279424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9115.3546722312" calcext:value-type="float">
            <text:p>39115,3546722312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9.9937536212996" calcext:value-type="float">
            <text:p>19,9937536212996</text:p>
          </table:table-cell>
          <table:table-cell office:value-type="float" office:value="0.0107341178308519" calcext:value-type="float">
            <text:p>0,010734117830852</text:p>
          </table:table-cell>
          <table:table-cell table:number-columns-repeated="7"/>
        </table:table-row>
        <table:table-row table:style-name="ro1" table:number-rows-repeated="104851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1:29:32.989979839</meta:creation-date>
    <dc:date>2022-05-09T00:20:19.528208900</dc:date>
    <meta:editing-duration>PT1H57M40S</meta:editing-duration>
    <meta:editing-cycles>7</meta:editing-cycles>
    <meta:generator>LibreOffice/6.4.7.2$Linux_X86_64 LibreOffice_project/40$Build-2</meta:generator>
    <meta:document-statistic meta:table-count="1" meta:cell-count="193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Charakterystyka V(m)</text:p>
        </chart:title>
        <chart:subtitle svg:x="5.443cm" svg:y="1.275cm" chart:style-name="ch3">
          <text:p>dla zasilania stabilizowanego</text:p>
        </chart:subtitle>
        <chart:plot-area chart:style-name="ch4" table:cell-range-address="Sheet1.B4:Sheet1.C26" svg:x="1.331cm" svg:y="2.138cm" svg:width="14.349cm" svg:height="5.701cm">
          <chartooo:coordinate-region svg:x="2.243cm" svg:y="2.337cm" svg:width="13.157cm" svg:height="4.855cm"/>
          <chart:axis chart:dimension="x" chart:name="primary-x" chart:style-name="ch5">
            <chart:title svg:x="7.839cm" svg:y="8.019cm" chart:style-name="ch6">
              <text:p>Masa [g]</text:p>
            </chart:title>
            <chart:grid chart:style-name="ch7" chart:class="major"/>
          </chart:axis>
          <chart:axis chart:dimension="y" chart:name="primary-y" chart:style-name="ch8">
            <chart:title svg:x="0.451cm" svg:y="5.667cm" chart:style-name="ch9">
              <text:p>Vxy [mV]</text:p>
            </chart:title>
            <chart:grid chart:style-name="ch7" chart:class="major"/>
          </chart:axis>
          <chart:series chart:style-name="ch10" chart:values-cell-range-address="Sheet1.C4:Sheet1.C26" chart:class="chart:scatter">
            <chart:domain table:cell-range-address="Sheet1.B4:Sheet1.B26"/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6</svg:desc>
                </draw:g>
              </table:table-cell>
              <table:table-cell office:value-type="float" office:value="2.76">
                <text:p>2.76</text:p>
                <draw:g>
                  <svg:desc>Sheet1.C4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">
                <text:p>110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">
                <text:p>13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">
                <text:p>14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">
                <text:p>18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">
                <text:p>200</text:p>
              </table:table-cell>
              <table:table-cell office:value-type="float" office:value="4.51">
                <text:p>4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296cm" svg:y="0.316cm" chart:style-name="ch2">
          <text:p>Charakterystyka Vamp(m)</text:p>
        </chart:title>
        <chart:subtitle svg:x="5.442cm" svg:y="1.275cm" chart:style-name="ch3">
          <text:p>dla zasilania stabilizowanego</text:p>
        </chart:subtitle>
        <chart:legend chart:legend-position="end" svg:x="13.55cm" svg:y="4.204cm" style:legend-expansion="high" chart:style-name="ch4"/>
        <chart:plot-area chart:style-name="ch5" table:cell-range-address="Sheet1.B4:Sheet1.B26 Sheet1.D4:Sheet1.D26" svg:x="1.33cm" svg:y="2.138cm" svg:width="11.901cm" svg:height="5.707cm">
          <chartooo:coordinate-region svg:x="2.613cm" svg:y="2.337cm" svg:width="10.338cm" svg:height="4.861cm"/>
          <chart:axis chart:dimension="x" chart:name="primary-x" chart:style-name="ch6">
            <chart:title svg:x="6.614cm" svg:y="8.025cm" chart:style-name="ch7">
              <text:p>Masa [g]</text:p>
            </chart:title>
          </chart:axis>
          <chart:axis chart:dimension="y" chart:name="primary-y" chart:style-name="ch8">
            <chart:title svg:x="0.451cm" svg:y="5.696cm" chart:style-name="ch9">
              <text:p>Vamp [V]</text:p>
            </chart:title>
            <chart:grid chart:style-name="ch10" chart:class="major"/>
          </chart:axis>
          <chart:series chart:style-name="ch11" chart:values-cell-range-address="Sheet1.D4:Sheet1.D26" chart:class="chart:scatter">
            <chart:domain table:cell-range-address="Sheet1.B4:Sheet1.B2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6</svg:desc>
                </draw:g>
              </table:table-cell>
              <table:table-cell office:value-type="float" office:value="2.5249">
                <text:p>2.5249</text:p>
                <draw:g>
                  <svg:desc>Sheet1.D4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554">
                <text:p>2.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5825">
                <text:p>2.5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.6111">
                <text:p>2.6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6405">
                <text:p>2.6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.6976">
                <text:p>2.6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2.7524">
                <text:p>2.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.8071">
                <text:p>2.8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2.8595">
                <text:p>2.8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2.9062">
                <text:p>2.9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2.9193">
                <text:p>2.9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2.921">
                <text:p>2.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.9225">
                <text:p>2.9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">
                <text:p>110</text:p>
              </table:table-cell>
              <table:table-cell office:value-type="float" office:value="2.9241">
                <text:p>2.9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2.9257">
                <text:p>2.92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">
                <text:p>130</text:p>
              </table:table-cell>
              <table:table-cell office:value-type="float" office:value="2.9272">
                <text:p>2.9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">
                <text:p>140</text:p>
              </table:table-cell>
              <table:table-cell office:value-type="float" office:value="2.9288">
                <text:p>2.9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2.9304">
                <text:p>2.9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2.9319">
                <text:p>2.9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2.9334">
                <text:p>2.9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">
                <text:p>180</text:p>
              </table:table-cell>
              <table:table-cell office:value-type="float" office:value="2.9349">
                <text:p>2.9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2.9365">
                <text:p>2.9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">
                <text:p>200</text:p>
              </table:table-cell>
              <table:table-cell office:value-type="float" office:value="2.938">
                <text:p>2.9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Charakterystyka V(m)</text:p>
        </chart:title>
        <chart:subtitle svg:x="4.874cm" svg:y="1.275cm" chart:style-name="ch3">
          <text:p>dla zasilania AC ze wzmacniaczem</text:p>
        </chart:subtitle>
        <chart:plot-area chart:style-name="ch4" table:cell-range-address="Sheet1.B4:Sheet1.B26 Sheet1.E4:Sheet1.E26" svg:x="1.331cm" svg:y="2.138cm" svg:width="14.349cm" svg:height="5.701cm">
          <chartooo:coordinate-region svg:x="2.429cm" svg:y="2.337cm" svg:width="12.971cm" svg:height="4.855cm"/>
          <chart:axis chart:dimension="x" chart:name="primary-x" chart:style-name="ch5">
            <chart:title svg:x="7.839cm" svg:y="8.019cm" chart:style-name="ch6">
              <text:p>Masa [g]</text:p>
            </chart:title>
            <chart:grid chart:style-name="ch7" chart:class="major"/>
          </chart:axis>
          <chart:axis chart:dimension="y" chart:name="primary-y" chart:style-name="ch8">
            <chart:title svg:x="0.451cm" svg:y="5.693cm" chart:style-name="ch9">
              <text:p>Vamp [V]</text:p>
            </chart:title>
            <chart:grid chart:style-name="ch7" chart:class="major"/>
          </chart:axis>
          <chart:series chart:style-name="ch10" chart:values-cell-range-address="Sheet1.E4:Sheet1.E26" chart:class="chart:scatter">
            <chart:domain table:cell-range-address="Sheet1.B4:Sheet1.B26"/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6</svg:desc>
                </draw:g>
              </table:table-cell>
              <table:table-cell office:value-type="float" office:value="5.418">
                <text:p>5.418</text:p>
                <draw:g>
                  <svg:desc>Sheet1.E4:Sheet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499">
                <text:p>5.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.569">
                <text:p>5.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.647">
                <text:p>5.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.721">
                <text:p>5.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.867">
                <text:p>5.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6.015">
                <text:p>6.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6.165">
                <text:p>6.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.311">
                <text:p>6.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6.462">
                <text:p>6.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6.604">
                <text:p>6.6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6.758">
                <text:p>6.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6.898">
                <text:p>6.8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">
                <text:p>110</text:p>
              </table:table-cell>
              <table:table-cell office:value-type="float" office:value="7.053">
                <text:p>7.0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7.198">
                <text:p>7.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">
                <text:p>130</text:p>
              </table:table-cell>
              <table:table-cell office:value-type="float" office:value="7.347">
                <text:p>7.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">
                <text:p>140</text:p>
              </table:table-cell>
              <table:table-cell office:value-type="float" office:value="7.497">
                <text:p>7.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7.538">
                <text:p>7.5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7.791">
                <text:p>7.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7.942">
                <text:p>7.9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">
                <text:p>180</text:p>
              </table:table-cell>
              <table:table-cell office:value-type="float" office:value="8.091">
                <text:p>8.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8.242">
                <text:p>8.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">
                <text:p>200</text:p>
              </table:table-cell>
              <table:table-cell office:value-type="float" office:value="8.388">
                <text:p>8.3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title svg:x="4.231cm" svg:y="0.316cm" chart:style-name="ch2">
          <text:p>Stosunek wzmocnienia wzmacniacza</text:p>
        </chart:title>
        <chart:legend chart:legend-position="end" svg:x="13.563cm" svg:y="4.206cm" style:legend-expansion="high" chart:style-name="ch3"/>
        <chart:plot-area chart:style-name="ch4" table:cell-range-address="Sheet1.C4:Sheet1.D26" svg:x="1.331cm" svg:y="1.275cm" svg:width="11.912cm" svg:height="6.574cm">
          <chartooo:coordinate-region svg:x="2.614cm" svg:y="1.474cm" svg:width="10.297cm" svg:height="5.728cm"/>
          <chart:axis chart:dimension="x" chart:name="primary-x" chart:style-name="ch5">
            <chart:title svg:x="5.51cm" svg:y="8.029cm" chart:style-name="ch6">
              <text:p>Napięcie mierzone [mV]</text:p>
            </chart:title>
          </chart:axis>
          <chart:axis chart:dimension="y" chart:name="primary-y" chart:style-name="ch7">
            <chart:title svg:x="0.451cm" svg:y="6.445cm" chart:style-name="ch8">
              <text:p>Napięcie wzmocnione [V]</text:p>
            </chart:title>
            <chart:grid chart:style-name="ch9" chart:class="major"/>
          </chart:axis>
          <chart:series chart:style-name="ch10" chart:values-cell-range-address="Sheet1.D4:Sheet1.D26" chart:class="chart:scatter">
            <chart:domain table:cell-range-address="Sheet1.C4:Sheet1.C26"/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6">
                <text:p>2.76</text:p>
                <draw:g>
                  <svg:desc>Sheet1.C4:Sheet1.C26</svg:desc>
                </draw:g>
              </table:table-cell>
              <table:table-cell office:value-type="float" office:value="2.5249">
                <text:p>2.5249</text:p>
                <draw:g>
                  <svg:desc>Sheet1.D4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">
                <text:p>2.8</text:p>
              </table:table-cell>
              <table:table-cell office:value-type="float" office:value="2.554">
                <text:p>2.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5">
                <text:p>2.85</text:p>
              </table:table-cell>
              <table:table-cell office:value-type="float" office:value="2.5825">
                <text:p>2.5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">
                <text:p>2.89</text:p>
              </table:table-cell>
              <table:table-cell office:value-type="float" office:value="2.6111">
                <text:p>2.6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3">
                <text:p>2.93</text:p>
              </table:table-cell>
              <table:table-cell office:value-type="float" office:value="2.6405">
                <text:p>2.6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2">
                <text:p>3.02</text:p>
              </table:table-cell>
              <table:table-cell office:value-type="float" office:value="2.6976">
                <text:p>2.6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">
                <text:p>3.11</text:p>
              </table:table-cell>
              <table:table-cell office:value-type="float" office:value="2.7524">
                <text:p>2.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">
                <text:p>3.2</text:p>
              </table:table-cell>
              <table:table-cell office:value-type="float" office:value="2.8071">
                <text:p>2.8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8">
                <text:p>3.28</text:p>
              </table:table-cell>
              <table:table-cell office:value-type="float" office:value="2.8595">
                <text:p>2.8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7">
                <text:p>3.37</text:p>
              </table:table-cell>
              <table:table-cell office:value-type="float" office:value="2.9062">
                <text:p>2.9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6">
                <text:p>3.46</text:p>
              </table:table-cell>
              <table:table-cell office:value-type="float" office:value="2.9193">
                <text:p>2.9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5">
                <text:p>3.55</text:p>
              </table:table-cell>
              <table:table-cell office:value-type="float" office:value="2.921">
                <text:p>2.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3">
                <text:p>3.63</text:p>
              </table:table-cell>
              <table:table-cell office:value-type="float" office:value="2.9225">
                <text:p>2.9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2">
                <text:p>3.72</text:p>
              </table:table-cell>
              <table:table-cell office:value-type="float" office:value="2.9241">
                <text:p>2.9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1">
                <text:p>3.81</text:p>
              </table:table-cell>
              <table:table-cell office:value-type="float" office:value="2.9257">
                <text:p>2.92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">
                <text:p>3.9</text:p>
              </table:table-cell>
              <table:table-cell office:value-type="float" office:value="2.9272">
                <text:p>2.9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8">
                <text:p>3.98</text:p>
              </table:table-cell>
              <table:table-cell office:value-type="float" office:value="2.9288">
                <text:p>2.9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7">
                <text:p>4.07</text:p>
              </table:table-cell>
              <table:table-cell office:value-type="float" office:value="2.9304">
                <text:p>2.9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16">
                <text:p>4.16</text:p>
              </table:table-cell>
              <table:table-cell office:value-type="float" office:value="2.9319">
                <text:p>2.9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5">
                <text:p>4.25</text:p>
              </table:table-cell>
              <table:table-cell office:value-type="float" office:value="2.9334">
                <text:p>2.9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3">
                <text:p>4.33</text:p>
              </table:table-cell>
              <table:table-cell office:value-type="float" office:value="2.9349">
                <text:p>2.9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2">
                <text:p>4.42</text:p>
              </table:table-cell>
              <table:table-cell office:value-type="float" office:value="2.9365">
                <text:p>2.9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1">
                <text:p>4.51</text:p>
              </table:table-cell>
              <table:table-cell office:value-type="float" office:value="2.938">
                <text:p>2.9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Wzmocnieni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x-name="Vxy" loext:regression-y-name="Vamp(Vxy)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Sheet1.C4:Sheet1.D13" svg:x="0.319cm" svg:y="0.621cm" svg:width="11.951cm" svg:height="8.197cm">
          <chartooo:coordinate-region svg:x="1.602cm" svg:y="0.82cm" svg:width="10.337cm" svg:height="7.3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3" chart:class="chart:scatter">
            <chart:domain table:cell-range-address="Sheet1.C4:Sheet1.C13"/>
            <chart:regression-curve chart:style-name="ch8">
              <chart:equation chart:display-equation="true" chart:display-r-square="false" svg:x="2.35cm" svg:y="0cm" chart:style-name="ch9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6">
                <text:p>2.76</text:p>
                <draw:g>
                  <svg:desc>Sheet1.C4:Sheet1.C13</svg:desc>
                </draw:g>
              </table:table-cell>
              <table:table-cell office:value-type="float" office:value="2.5249">
                <text:p>2.5249</text:p>
                <draw:g>
                  <svg:desc>Sheet1.D4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">
                <text:p>2.8</text:p>
              </table:table-cell>
              <table:table-cell office:value-type="float" office:value="2.554">
                <text:p>2.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5">
                <text:p>2.85</text:p>
              </table:table-cell>
              <table:table-cell office:value-type="float" office:value="2.5825">
                <text:p>2.5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">
                <text:p>2.89</text:p>
              </table:table-cell>
              <table:table-cell office:value-type="float" office:value="2.6111">
                <text:p>2.6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3">
                <text:p>2.93</text:p>
              </table:table-cell>
              <table:table-cell office:value-type="float" office:value="2.6405">
                <text:p>2.6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2">
                <text:p>3.02</text:p>
              </table:table-cell>
              <table:table-cell office:value-type="float" office:value="2.6976">
                <text:p>2.6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">
                <text:p>3.11</text:p>
              </table:table-cell>
              <table:table-cell office:value-type="float" office:value="2.7524">
                <text:p>2.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">
                <text:p>3.2</text:p>
              </table:table-cell>
              <table:table-cell office:value-type="float" office:value="2.8071">
                <text:p>2.8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8">
                <text:p>3.28</text:p>
              </table:table-cell>
              <table:table-cell office:value-type="float" office:value="2.8595">
                <text:p>2.8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7">
                <text:p>3.37</text:p>
              </table:table-cell>
              <table:table-cell office:value-type="float" office:value="2.9062">
                <text:p>2.90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